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Standard">
      <style:text-properties officeooo:rsid="0061fe24" officeooo:paragraph-rsid="0061fe24"/>
    </style:style>
    <style:style style:name="P34" style:family="paragraph" style:parent-style-name="Standard">
      <style:text-properties officeooo:rsid="0068369d" officeooo:paragraph-rsid="0068369d"/>
    </style:style>
    <style:style style:name="P35" style:family="paragraph" style:parent-style-name="Standard">
      <style:text-properties officeooo:rsid="006a9113" officeooo:paragraph-rsid="006a9113"/>
    </style:style>
    <style:style style:name="P36" style:family="paragraph" style:parent-style-name="Standard">
      <style:text-properties officeooo:rsid="006c8f9f" officeooo:paragraph-rsid="006c8f9f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3">29-estrutura de pastas e ficheiros do laravel </text:p>
      <text:p text:style-name="P33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3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4">30-o ciclo de vida de uma requisição web no laravel</text:p>
      <text:p text:style-name="P34">-<text:span text:style-name="T55">ok </text:span></text:p>
      <text:p text:style-name="P34"/>
      <text:p text:style-name="P34"/>
      <text:p text:style-name="P35">Seção 5 – primeiro projeto completo laravel – bloco de notas </text:p>
      <text:p text:style-name="P35"/>
      <text:p text:style-name="P35"/>
      <text:p text:style-name="P36">31-projeto laravel notes </text:p>
      <text:p text:style-name="P36">-</text:p>
      <text:p text:style-name="P34"/>
      <text:p text:style-name="P34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><text:soft-page-break/></text:p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3T09:29:56.578000000</dc:date>
    <meta:editing-duration>PT11H33M7S</meta:editing-duration>
    <meta:editing-cycles>82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97" meta:word-count="657" meta:character-count="4308" meta:non-whitespace-character-count="3661"/>
  </office:meta>
</office:document-meta>
</file>